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RW Chancery L" officeooo:rsid="0018939a" officeooo:paragraph-rsid="0018939a"/>
    </style:style>
    <style:style style:name="P2" style:family="paragraph" style:parent-style-name="Standard">
      <style:text-properties style:font-name="URW Chancery L" officeooo:rsid="001ccc85" officeooo:paragraph-rsid="001f31ab"/>
    </style:style>
    <style:style style:name="P3" style:family="paragraph" style:parent-style-name="Standard">
      <style:text-properties style:font-name="URW Chancery L" officeooo:rsid="001f31ab" officeooo:paragraph-rsid="001f31ab"/>
    </style:style>
    <style:style style:name="P4" style:family="paragraph" style:parent-style-name="Standard">
      <style:text-properties style:font-name="URW Chancery L" officeooo:rsid="00243ab3" officeooo:paragraph-rsid="00243ab3"/>
    </style:style>
    <style:style style:name="P5" style:family="paragraph" style:parent-style-name="Standard">
      <style:text-properties style:font-name="URW Chancery L" fo:font-size="18pt" fo:font-weight="bold" officeooo:rsid="0027dd8d" officeooo:paragraph-rsid="0027dd8d" style:font-size-asian="18pt" style:font-weight-asian="bold" style:font-size-complex="18pt" style:font-weight-complex="bold"/>
    </style:style>
    <style:style style:name="P6" style:family="paragraph" style:parent-style-name="Standard">
      <style:text-properties style:font-name="URW Chancery L" officeooo:rsid="0027dd8d" officeooo:paragraph-rsid="0027dd8d"/>
    </style:style>
    <style:style style:name="P7" style:family="paragraph" style:parent-style-name="Standard" style:list-style-name="L1">
      <style:text-properties style:font-name="URW Chancery L" officeooo:rsid="0027dd8d" officeooo:paragraph-rsid="0027dd8d"/>
    </style:style>
    <style:style style:name="P8" style:family="paragraph" style:parent-style-name="Standard" style:list-style-name="L1">
      <style:text-properties style:font-name="URW Chancery L" officeooo:rsid="0028f67e" officeooo:paragraph-rsid="0028f67e"/>
    </style:style>
    <style:style style:name="P9" style:family="paragraph" style:parent-style-name="Standard">
      <style:text-properties officeooo:paragraph-rsid="0018939a"/>
    </style:style>
    <style:style style:name="T1" style:family="text">
      <style:text-properties officeooo:rsid="0027dd8d"/>
    </style:style>
    <style:style style:name="T2" style:family="text">
      <style:text-properties style:font-name="URW Chancery L" officeooo:rsid="0027dd8d"/>
    </style:style>
    <style:style style:name="T3" style:family="text">
      <style:text-properties style:font-name="URW Chancery L" officeooo:rsid="001f31ab"/>
    </style:style>
    <style:style style:name="T4" style:family="text">
      <style:text-properties officeooo:rsid="0028f67e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hicken or Pork Broth, Asian</text:p>
      <text:p text:style-name="P1"/>
      <text:p text:style-name="P9"><text:span text:style-name="T2">1</text:span><text:span text:style-name="T3"> lb.<text:tab/></text:span><text:span text:style-name="T2">Chicken or pork bones.</text:span></text:p>
      <text:p text:style-name="P4">2 <text:tab/><text:span text:style-name="T1">Scallions.</text:span></text:p>
      <text:p text:style-name="P6">½ c.<text:tab/>Shaoxing rice wine.</text:p>
      <text:p text:style-name="P6">2 in.<text:tab/>Ginger, smashed.</text:p>
      <text:p text:style-name="P3"/>
      <text:list xml:id="list514980596" text:style-name="L1">
        <text:list-item>
          <text:p text:style-name="P7">Add bones to a stock pot and cover with water.</text:p>
        </text:list-item>
        <text:list-item>
          <text:p text:style-name="P7">Bring to a boil and simmer bones for 5 minutes.</text:p>
        </text:list-item>
        <text:list-item>
          <text:p text:style-name="P7">Discard water and rinse bones under cold water.</text:p>
        </text:list-item>
        <text:list-item>
          <text:p text:style-name="P7">Return bones to pot.</text:p>
        </text:list-item>
        <text:list-item>
          <text:p text:style-name="P7">Add <text:span text:style-name="T4">2 </text:span><text:s/>quarts water, scallions, Shaoxing, and ginger.</text:p>
        </text:list-item>
        <text:list-item>
          <text:p text:style-name="P7">Bring to a boil and reduce to simmer.</text:p>
        </text:list-item>
        <text:list-item>
          <text:p text:style-name="P7">Simmer uncovered for 4 hours, adding water if necessary to keep ingredients covered.</text:p>
        </text:list-item>
        <text:list-item>
          <text:p text:style-name="P8">Strain and reduce to 6 cups.</text:p>
        </text:list-item>
      </text:list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1-01T17:21:01.863929361</meta:creation-date>
    <dc:date>2023-02-26T10:22:57.995042786</dc:date>
    <meta:editing-duration>PT52M28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97" meta:character-count="485" meta:non-whitespace-character-count="407"/>
  </office:meta>
</office:document-meta>
</file>